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oil pipe </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8T11:42:58.70</dc:date>
    <meta:editing-duration>P6DT2H51M37S</meta:editing-duration>
    <meta:editing-cycles>129</meta:editing-cycles>
    <meta:generator>OpenOffice.org/3.4.1$Win32 OpenOffice.org_project/341m1$Build-9593</meta:generator>
    <meta:document-statistic meta:table-count="0" meta:image-count="0" meta:object-count="0" meta:page-count="4" meta:paragraph-count="125" meta:word-count="1177" meta:character-count="7599"/>
  </office:meta>
</office:document-meta>
</file>